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New Century Schoolbook', 'Nimbus Roman No9 L', serif"/>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17.59cm" fo:margin-left="-0.002cm" fo:margin-top="0cm" fo:margin-bottom="0cm" style:page-number="auto" table:align="left" style:writing-mode="lr-tb"/>
    </style:style>
    <style:style style:name="Table1.A" style:family="table-column">
      <style:table-column-properties style:column-width="1.485cm"/>
    </style:style>
    <style:style style:name="Table1.B" style:family="table-column">
      <style:table-column-properties style:column-width="4.376cm"/>
    </style:style>
    <style:style style:name="Table1.C" style:family="table-column">
      <style:table-column-properties style:column-width="2.933cm"/>
    </style:style>
    <style:style style:name="Table1.D" style:family="table-column">
      <style:table-column-properties style:column-width="2.932cm"/>
    </style:style>
    <style:style style:name="Table1.F" style:family="table-column">
      <style:table-column-properties style:column-width="2.93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F1" style:family="table-cell">
      <style:table-cell-properties fo:background-color="#ffffff" fo:padding-left="0.095cm" fo:padding-right="0.097cm" fo:padding-top="0.097cm" fo:padding-bottom="0.097cm" fo:border="0.25pt solid #000001">
        <style:background-image/>
      </style:table-cell-properties>
    </style:style>
    <style:style style:name="Table1.A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le1.F2"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Standard">
      <style:text-properties officeooo:rsid="00137737" officeooo:paragraph-rsid="00137737"/>
    </style:style>
    <style:style style:name="P2" style:family="paragraph" style:parent-style-name="Standard">
      <style:text-properties officeooo:rsid="0016b3a8" officeooo:paragraph-rsid="0016b3a8"/>
    </style:style>
    <style:style style:name="P3" style:family="paragraph" style:parent-style-name="Table_20_Contents">
      <style:text-properties officeooo:rsid="00137737" officeooo:paragraph-rsid="00137737"/>
    </style:style>
    <style:style style:name="P4" style:family="paragraph" style:parent-style-name="Table_20_Contents">
      <style:text-properties officeooo:rsid="0016b3a8" officeooo:paragraph-rsid="0016b3a8"/>
    </style:style>
    <style:style style:name="P5" style:family="paragraph" style:parent-style-name="Table_20_Contents">
      <style:text-properties officeooo:paragraph-rsid="0016b3a8"/>
    </style:style>
    <style:style style:name="P6" style:family="paragraph" style:parent-style-name="Table_20_Contents">
      <style:text-properties fo:font-size="14pt" style:font-size-asian="14pt" style:font-size-complex="14pt"/>
    </style:style>
    <style:style style:name="P7" style:family="paragraph" style:parent-style-name="Heading_20_1">
      <style:paragraph-properties fo:margin-left="0cm" fo:margin-right="0cm" fo:margin-top="0.085cm" fo:margin-bottom="0.27cm" loext:contextual-spacing="false" fo:line-height="100%" fo:widows="1" fo:text-indent="0cm" style:auto-text-indent="false" fo:padding="0cm" fo:border="none"/>
      <style:text-properties fo:font-variant="normal" fo:text-transform="none" fo:color="#333333" style:font-name="Liberation Serif" fo:font-size="14pt" fo:letter-spacing="normal" fo:language="en" fo:country="US" fo:font-style="normal" fo:font-weight="normal" style:font-size-asian="14pt" style:font-size-complex="14pt"/>
    </style:style>
    <style:style style:name="T1" style:family="text">
      <style:text-properties officeooo:rsid="00137737"/>
    </style:style>
    <style:style style:name="T2" style:family="text">
      <style:text-properties officeooo:rsid="0016b3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style-name="Table1.1">
          <table:table-cell table:style-name="Table1.A1" office:value-type="string">
            <text:p text:style-name="Table_20_Contents">sl.no</text:p>
          </table:table-cell>
          <table:table-cell table:style-name="Table1.A1" office:value-type="string">
            <text:p text:style-name="Table_20_Contents">Paper title</text:p>
          </table:table-cell>
          <table:table-cell table:style-name="Table1.A1" office:value-type="string">
            <text:p text:style-name="Table_20_Contents">authors</text:p>
          </table:table-cell>
          <table:table-cell table:style-name="Table1.A1" office:value-type="string">
            <text:p text:style-name="Table_20_Contents">Concepts in paper</text:p>
          </table:table-cell>
          <table:table-cell table:style-name="Table1.A1" office:value-type="string">
            <text:p text:style-name="Table_20_Contents">Limitations found in the paper</text:p>
          </table:table-cell>
          <table:table-cell table:style-name="Table1.F1" office:value-type="string">
            <text:p text:style-name="Table_20_Contents">Possible solutions</text:p>
          </table:table-cell>
        </table:table-row>
        <table:table-row table:style-name="Table1.1">
          <table:table-cell table:style-name="Table1.A2" office:value-type="string">
            <text:p text:style-name="P3">1.</text:p>
          </table:table-cell>
          <table:table-cell table:style-name="Table1.A2" office:value-type="string">
            <text:p text:style-name="Table_20_Contents">Social Computing: An Overview</text:p>
          </table:table-cell>
          <table:table-cell table:style-name="Table1.A2" office:value-type="string">
            <text:p text:style-name="Table_20_Contents">Manoj Parameswaran</text:p>
            <text:p text:style-name="Table_20_Contents"/>
            <text:p text:style-name="Table_20_Contents">Andrew B. Whinston</text:p>
          </table:table-cell>
          <table:table-cell table:style-name="Table1.A2" office:value-type="string">
            <text:p text:style-name="Table_20_Contents">This paper reviewed some of the new business opportunities that arise from social computing.Mobile information spaces surround users, whose identities may converge across platforms and applications. Such information spaces also appeal to businesses and customers, the former being enabled to assess preferences better and more dynamically, and the latter deriving enhanced value from more customization and bundling. </text:p>
          </table:table-cell>
          <table:table-cell table:style-name="Table1.A2" office:value-type="string">
            <text:p text:style-name="Table_20_Contents">Social software raises the possibility of malicious or criminal communities which can use the anonymity, fault tolerance, robustness, and low cost of online communities to build very effective platforms for interaction, communication, and knowledge sharing, while flying under the radar. </text:p>
          </table:table-cell>
          <table:table-cell table:style-name="Table1.F2" office:value-type="string">
            <text:p text:style-name="Table_20_Contents"/>
          </table:table-cell>
        </table:table-row>
        <table:table-row table:style-name="Table1.1">
          <table:table-cell table:style-name="Table1.A2" office:value-type="string">
            <text:p text:style-name="P3">3.</text:p>
          </table:table-cell>
          <table:table-cell table:style-name="Table1.A2" office:value-type="string">
            <text:p text:style-name="Table_20_Contents">The Next Paradigm Shift in the Mobile Ecosystem: Mobile Social Computing and the Increasing Relevance of Users</text:p>
          </table:table-cell>
          <table:table-cell table:style-name="Table1.A2" office:value-type="string">
            <text:p text:style-name="Table_20_Contents">Claudio FEIJÓO, Corina PASCU, Gianluca MISURACA, Wainer LUSOLI</text:p>
          </table:table-cell>
          <table:table-cell table:style-name="Table1.A2" office:value-type="string">
            <text:p text:style-name="Table_20_Contents"><text:span text:style-name="T1">U</text:span>sers are no longer passive consumers and have the possibility to become creators of content or to contribute to social networks, but <text:soft-page-break/>mainly because they will put the many situations of their real daily lives at the core of mobile usage, using the mobile device as a tool between the real and the information/content/applications domains. </text:p>
          </table:table-cell>
          <table:table-cell table:style-name="Table1.A2" office:value-type="string">
            <text:p text:style-name="Table_20_Contents"><text:span text:style-name="T1">T</text:span>hree main challenges persist - how to tackle the complexity of their personal involvement, the unresolved issue of their impact on the mobile value <text:soft-page-break/>chain and business models, and meeting their expectations while safeguarding their trust.</text:p>
          </table:table-cell>
          <table:table-cell table:style-name="Table1.F2" office:value-type="string">
            <text:p text:style-name="Table_20_Contents"/>
          </table:table-cell>
        </table:table-row>
        <table:table-row table:style-name="Table1.1">
          <table:table-cell table:style-name="Table1.A2" office:value-type="string">
            <text:p text:style-name="P4">4.</text:p>
          </table:table-cell>
          <table:table-cell table:style-name="Table1.A2" office:value-type="string">
            <text:p text:style-name="P7">Motivating participation in social computing applications: a user modeling perspective</text:p>
            <text:p text:style-name="P6"/>
          </table:table-cell>
          <table:table-cell table:style-name="Table1.A2" office:value-type="string">
            <text:p text:style-name="Table_20_Contents"/>
          </table:table-cell>
          <table:table-cell table:style-name="Table1.A2" office:value-type="string">
            <text:p text:style-name="P5"><text:span text:style-name="T2">T</text:span>o incorporate mechanisms and tools in the design of the social application that can motivate users to participate, and more generally, to change their behavior in a desirable way, which is beneficial for the community.</text:p>
          </table:table-cell>
          <table:table-cell table:style-name="Table1.A2" office:value-type="string">
            <text:p text:style-name="Table_20_Contents">Challenge in creating an appropriate market model for the community. <text:s/>Challenge in designing the user view of the mechanism. Challenge in adapting at run time the parameters of the mechanism</text:p>
          </table:table-cell>
          <table:table-cell table:style-name="Table1.F2" office:value-type="string">
            <text:p text:style-name="Table_20_Contents"/>
          </table:table-cell>
        </table:table-row>
      </table:table>
      <text:p text:style-name="P1">1. <text:a xlink:type="simple" xlink:href="http://aisel.aisnet.org/cgi/viewcontent.cgi?article=2680&amp;context=cais" text:style-name="Internet_20_link" text:visited-style-name="Visited_20_Internet_20_Link">http://aisel.aisnet.org/cgi/viewcontent.cgi?article=2680&amp;context=cais</text:a></text:p>
      <text:p text:style-name="P1">2.</text:p>
      <text:p text:style-name="P1">3. <text:a xlink:type="simple" xlink:href="http://papers.ssrn.com/sol3/papers.cfm?abstract_id=1559162" text:style-name="Internet_20_link" text:visited-style-name="Visited_20_Internet_20_Link">http://papers.ssrn.com/sol3/papers.cfm?abstract_id=1559162</text:a></text:p>
      <text:p text:style-name="P2">4. <text:a xlink:type="simple" xlink:href="http://link.springer.com/article/10.1007/s11257-011-9109-5" text:style-name="Internet_20_link" text:visited-style-name="Visited_20_Internet_20_Link">http://link.springer.com/article/10.1007/s11257-011-9109-5</text:a></text:p>
      <text:p text:style-name="P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New Century Schoolbook', 'Nimbus Roman No9 L', serif"/>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AR PL UMing HK" style:font-family-asian="'AR PL UMing HK'"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8T12:23:29</meta:creation-date>
    <meta:initial-creator>a </meta:initial-creator>
    <meta:editing-cycles>2</meta:editing-cycles>
    <meta:editing-duration>PT8M50S</meta:editing-duration>
    <dc:date>2016-01-26T20:49:02.155241109</dc:date>
    <dc:creator>shrukul </dc:creator>
    <meta:generator>LibreOffice/5.0.4.2$Linux_X86_64 LibreOffice_project/00m0$Build-2</meta:generator>
    <meta:document-statistic meta:table-count="1" meta:image-count="0" meta:object-count="0" meta:page-count="2" meta:paragraph-count="26" meta:word-count="322" meta:character-count="2306" meta:non-whitespace-character-count="2006"/>
  </office:meta>
</office:document-meta>
</file>